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AF400000B159427545C85AE54F9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859cm" svg:height="11.999cm" svg:x="1.587cm" svg:y="0.016cm">
          <draw:image xlink:href="Pictures/1000000000000AF400000B159427545C85AE54F9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0-02T16:43:00.434295154</dc:date>
    <meta:editing-duration>PT2M7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